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50c2" officeooo:paragraph-rsid="000510e7"/>
    </style:style>
    <style:style style:name="P2" style:family="paragraph" style:parent-style-name="Heading_20_4">
      <style:text-properties officeooo:rsid="000510e7" officeooo:paragraph-rsid="000510e7"/>
    </style:style>
    <style:style style:name="P3" style:family="paragraph" style:parent-style-name="Standard">
      <style:paragraph-properties fo:text-align="justify" style:justify-single-word="false"/>
      <style:text-properties officeooo:paragraph-rsid="000510e7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510e7"/>
    </style:style>
    <style:style style:name="P5" style:family="paragraph" style:parent-style-name="Subtitle">
      <style:paragraph-properties fo:text-align="start" style:justify-single-word="false"/>
      <style:text-properties officeooo:rsid="000250c2" officeooo:paragraph-rsid="000510e7"/>
    </style:style>
    <style:style style:name="P6" style:family="paragraph" style:parent-style-name="Subtitle">
      <style:paragraph-properties fo:text-align="start" style:justify-single-word="false"/>
      <style:text-properties fo:font-size="18pt" officeooo:rsid="000250c2" officeooo:paragraph-rsid="000510e7" style:font-size-asian="18pt" style:font-size-complex="18pt"/>
    </style:style>
    <style:style style:name="P7" style:family="paragraph" style:parent-style-name="Text_20_body">
      <style:paragraph-properties fo:text-align="start" style:justify-single-word="false"/>
      <style:text-properties officeooo:rsid="000250c2" officeooo:paragraph-rsid="000510e7"/>
    </style:style>
    <style:style style:name="P8" style:family="paragraph" style:parent-style-name="Text_20_body">
      <style:text-properties officeooo:paragraph-rsid="000510e7"/>
    </style:style>
    <style:style style:name="T1" style:family="text">
      <style:text-properties officeooo:rsid="001e85a7"/>
    </style:style>
    <style:style style:name="T2" style:family="text">
      <style:text-properties officeooo:rsid="000510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ъектно-ориентированное программирование</text:h>
      <text:h text:style-name="P1" text:outline-level="1">Отчёт по лабораторной работе №<text:span text:style-name="T2">4</text:span></text:h>
      <text:p text:style-name="P5">Постановка задачи:</text:p>
      <text:p text:style-name="P4"><text:span text:style-name="T5">Дополнить систему, состоящую из трех классов </text:span><text:span text:style-name="Текст_20_программы_20_Знак"><text:span text:style-name="T5">COne</text:span></text:span><text:span text:style-name="T5">, </text:span><text:span text:style-name="Текст_20_программы_20_Знак"><text:span text:style-name="T5">CTwo</text:span></text:span><text:span text:style-name="T5"> и </text:span><text:span text:style-name="Текст_20_программы_20_Знак"><text:span text:style-name="T5">CThree</text:span></text:span><text:span text:style-name="T5">, которые были разработаны в лабораторной работе 3, новым классом </text:span><text:span text:style-name="Текст_20_программы_20_Знак"><text:span text:style-name="T5">CFour</text:span></text:span><text:span text:style-name="T5">. Новый класс должен быть связан </text:span><text:span text:style-name="Текст_20_программы_20_Знак"><text:span text:style-name="T6">public</text:span></text:span><text:span text:style-name="T5"> наследованием с классом </text:span><text:span text:style-name="Текст_20_программы_20_Знак"><text:span text:style-name="T5">CThree</text:span></text:span><text:span text:style-name="T5">. Класс </text:span><text:span text:style-name="Текст_20_программы_20_Знак"><text:span text:style-name="T5">CFour</text:span></text:span><text:span text:style-name="T5"> должен иметь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/text:span><text:span text:style-name="Текст_20_программы_20_Знак"><text:span text:style-name="T5">print</text:span></text:span><text:span text:style-name="Текст_20_программы_20_Знак"><text:span text:style-name="T7">()</text:span></text:span><text:span text:style-name="T5">. Метод </text:span><text:span text:style-name="Текст_20_программы_20_Знак"><text:span text:style-name="T5">print</text:span></text:span><text:span text:style-name="Текст_20_программы_20_Знак"><text:span text:style-name="T7">()</text:span></text:span><text:span text:style-name="T5"> в классах </text:span><text:span text:style-name="Текст_20_программы_20_Знак"><text:span text:style-name="T5">CTwo</text:span></text:span><text:span text:style-name="T5">, </text:span><text:span text:style-name="Текст_20_программы_20_Знак"><text:span text:style-name="T5">CThree</text:span></text:span><text:span text:style-name="T5"> и </text:span><text:span text:style-name="Текст_20_программы_20_Знак"><text:span text:style-name="T5">CFour</text:span></text:span><text:span text:style-name="T5"> должен быть виртуальным. <text:s/>Написать тестовую программу для проверки работоспособности разработанных классов. Разработать глобальную функцию</text:span><text:span text:style-name="Текст_20_программы_20_Знак"><text:span text:style-name="T7"> </text:span></text:span><text:span text:style-name="Текст_20_программы_20_Знак"><text:span text:style-name="T5">printAll</text:span></text:span><text:span text:style-name="Текст_20_программы_20_Знак"><text:span text:style-name="T7">()</text:span></text:span><text:span text:style-name="T5">, имеющую два параметра: массив указателей типа </text:span><text:span text:style-name="Текст_20_программы_20_Знак"><text:span text:style-name="T5">CTwo</text:span></text:span><text:span text:style-name="Текст_20_программы_20_Знак"><text:span text:style-name="T7">*</text:span></text:span><text:span text:style-name="T5"> и количество элементов в этом массиве </text:span><text:span text:style-name="Текст_20_программы_20_Знак"><text:span text:style-name="T6">int</text:span></text:span><text:span text:style-name="T5"> </text:span><text:span text:style-name="Текст_20_программы_20_Знак"><text:span text:style-name="T5">n</text:span></text:span><text:span text:style-name="T5">. </text:span></text:p>
      <text:p text:style-name="P3"><text:span text:style-name="T5">В тестовой программе массив указателей должен быть инициализирован адресами объектов типа </text:span><text:span text:style-name="Текст_20_программы_20_Знак"><text:span text:style-name="T5">CTwo</text:span></text:span><text:span text:style-name="T5">, </text:span><text:span text:style-name="Текст_20_программы_20_Знак"><text:span text:style-name="T5">CThree</text:span></text:span><text:span text:style-name="T5"> и </text:span><text:span text:style-name="Текст_20_программы_20_Знак"><text:span text:style-name="T5">Cfour</text:span></text:span><text:span text:style-name="T5">.</text:span></text:p>
      <text:p text:style-name="P6"><text:span text:style-name="T2">Исходный код</text:span>:</text:p>
      <text:h text:style-name="P2" text:outline-level="4">COne.hpp:</text:h>
      <text:p text:style-name="P8">#ifndef CONE_HPP</text:p>
      <text:p text:style-name="P8">#define CONE_HPP</text:p>
      <text:p text:style-name="P8"/>
      <text:p text:style-name="P8">#include &lt;cstring&gt;</text:p>
      <text:p text:style-name="P8">#include &lt;iostream&gt;</text:p>
      <text:p text:style-name="P8"/>
      <text:p text:style-name="P8">struct COne {</text:p>
      <text:p text:style-name="P8"><text:s text:c="4"/>auto print() const noexcept -&gt; void {</text:p>
      <text:p text:style-name="P8"><text:s text:c="8"/>if (m_ps != nullptr)</text:p>
      <text:p text:style-name="P8"><text:s text:c="12"/>std::cout &lt;&lt; "ps: " &lt;&lt; m_ps &lt;&lt; '\n';</text:p>
      <text:p text:style-name="P8"><text:s text:c="8"/>else</text:p>
      <text:p text:style-name="P8"><text:s text:c="12"/>std::cout &lt;&lt; "ps: nullptr\n";</text:p>
      <text:p text:style-name="P8"><text:s text:c="8"/>std::cout &lt;&lt; "l: " &lt;&lt; m_l &lt;&lt; '\n';</text:p>
      <text:p text:style-name="P8"><text:soft-page-break/><text:s text:c="4"/>}</text:p>
      <text:p text:style-name="P8"/>
      <text:p text:style-name="P8"><text:s text:c="4"/>[[nodiscard]] constexpr auto ps() const noexcept { return m_ps; };</text:p>
      <text:p text:style-name="P8"><text:s text:c="4"/>[[nodiscard]] constexpr auto l() const noexcept { return m_l; };</text:p>
      <text:p text:style-name="P8"/>
      <text:p text:style-name="P8"><text:s text:c="4"/>constexpr COne() noexcept = default;</text:p>
      <text:p text:style-name="P8"><text:s text:c="4"/>constexpr COne(const char *ps, const long l) noexcept <text:s/>// NOLINT</text:p>
      <text:p text:style-name="P8"><text:s text:c="8"/>: m_ps{new char[l]}, m_l{l} { <text:s text:c="21"/>// NOLINT</text:p>
      <text:p text:style-name="P8"><text:s text:c="8"/>memcpy(m_ps, ps, (size_t)m_l);</text:p>
      <text:p text:style-name="P8"><text:s text:c="4"/>}</text:p>
      <text:p text:style-name="P8"/>
      <text:p text:style-name="P8"><text:s text:c="4"/>// Правило 5</text:p>
      <text:p text:style-name="P8"><text:s text:c="4"/>constexpr COne(const COne &amp;other) noexcept</text:p>
      <text:p text:style-name="P8"><text:s text:c="8"/>: m_ps{new char[other.m_l]}, m_l{other.m_l} { <text:s/>// NOLINT</text:p>
      <text:p text:style-name="P8"><text:s text:c="8"/>memcpy(m_ps, other.m_ps, (size_t)m_l);</text:p>
      <text:p text:style-name="P8"><text:s text:c="4"/>}</text:p>
      <text:p text:style-name="P8"><text:s text:c="4"/>constexpr COne(COne &amp;&amp;other) noexcept : m_ps{other.m_ps}, m_l{other.m_l} {</text:p>
      <text:p text:style-name="P8"><text:s text:c="8"/>other.m_ps = nullptr;</text:p>
      <text:p text:style-name="P8"><text:s text:c="8"/>other.m_l = 0;</text:p>
      <text:p text:style-name="P8"><text:s text:c="4"/>}</text:p>
      <text:p text:style-name="P8"><text:s text:c="4"/>constexpr auto operator=(const COne &amp;other) noexcept -&gt; auto &amp; {</text:p>
      <text:p text:style-name="P8"><text:s text:c="8"/>if (&amp;other != this) {</text:p>
      <text:p text:style-name="P8"><text:s text:c="12"/>delete[](m_ps);</text:p>
      <text:p text:style-name="P8"><text:s text:c="12"/>m_ps = new char[other.m_l]; <text:s/>// NOLINT</text:p>
      <text:p text:style-name="P8"><text:s text:c="12"/>m_l = other.m_l;</text:p>
      <text:p text:style-name="P8"><text:s text:c="12"/>memcpy(m_ps, other.m_ps, (size_t)m_l);</text:p>
      <text:p text:style-name="P8"><text:s text:c="8"/>}</text:p>
      <text:p text:style-name="P8"/>
      <text:p text:style-name="P8"><text:soft-page-break/><text:s text:c="8"/>return *this;</text:p>
      <text:p text:style-name="P8"><text:s text:c="4"/>}</text:p>
      <text:p text:style-name="P8"><text:s text:c="4"/>constexpr auto operator=(COne &amp;&amp;other) noexcept -&gt; auto &amp; {</text:p>
      <text:p text:style-name="P8"><text:s text:c="8"/>if (&amp;other != this) {</text:p>
      <text:p text:style-name="P8"><text:s text:c="12"/>delete[](m_ps);</text:p>
      <text:p text:style-name="P8"/>
      <text:p text:style-name="P8"><text:s text:c="12"/>m_ps = other.m_ps;</text:p>
      <text:p text:style-name="P8"><text:s text:c="12"/>m_l = other.m_l;</text:p>
      <text:p text:style-name="P8"/>
      <text:p text:style-name="P8"><text:s text:c="12"/>other.m_ps = nullptr;</text:p>
      <text:p text:style-name="P8"><text:s text:c="12"/>other.m_l = 0;</text:p>
      <text:p text:style-name="P8"><text:s text:c="8"/>}</text:p>
      <text:p text:style-name="P8"/>
      <text:p text:style-name="P8"><text:s text:c="8"/>return *this;</text:p>
      <text:p text:style-name="P8"><text:s text:c="4"/>}</text:p>
      <text:p text:style-name="P8"/>
      <text:p text:style-name="P8"><text:s text:c="4"/>constexpr ~COne() { delete[](m_ps); }</text:p>
      <text:p text:style-name="P8"/>
      <text:p text:style-name="P8"><text:s text:c="3"/>private:</text:p>
      <text:p text:style-name="P8"><text:s text:c="4"/>char *m_ps{};</text:p>
      <text:p text:style-name="P8"><text:s text:c="4"/>long m_l{};</text:p>
      <text:p text:style-name="P8">};</text:p>
      <text:p text:style-name="P8"/>
      <text:p text:style-name="P8">#endif</text:p>
      <text:h text:style-name="P2" text:outline-level="4">CTwo.hpp:</text:h>
      <text:p text:style-name="P8">#ifndef CTWO_HPP</text:p>
      <text:p text:style-name="P8">#define CTWO_HPP</text:p>
      <text:p text:style-name="P8"/>
      <text:p text:style-name="P8"><text:soft-page-break/>#include "COne.hpp"</text:p>
      <text:p text:style-name="P8"/>
      <text:p text:style-name="P8">struct CTwo {</text:p>
      <text:p text:style-name="P8"><text:s text:c="4"/>virtual auto print() const noexcept -&gt; void {</text:p>
      <text:p text:style-name="P8"><text:s text:c="8"/>std::cout &lt;&lt; "d: " &lt;&lt; m_d &lt;&lt; '\n';</text:p>
      <text:p text:style-name="P8"><text:s text:c="8"/>if (m_p != nullptr)</text:p>
      <text:p text:style-name="P8"><text:s text:c="12"/>m_p-&gt;print();</text:p>
      <text:p text:style-name="P8"><text:s text:c="8"/>else</text:p>
      <text:p text:style-name="P8"><text:s text:c="12"/>std::cout &lt;&lt; "p: nullptr\n";</text:p>
      <text:p text:style-name="P8"><text:s text:c="4"/>}</text:p>
      <text:p text:style-name="P8"/>
      <text:p text:style-name="P8"><text:s text:c="4"/>[[nodiscard]] constexpr auto d() const noexcept { return m_d; }</text:p>
      <text:p text:style-name="P8"><text:s text:c="4"/>[[nodiscard]] constexpr auto p() const noexcept { return m_p; }</text:p>
      <text:p text:style-name="P8"/>
      <text:p text:style-name="P8"><text:s text:c="4"/>constexpr CTwo() noexcept = default;</text:p>
      <text:p text:style-name="P8"><text:s text:c="4"/>constexpr CTwo(const double d, const COne &amp;p) noexcept <text:s/>// NOLINT</text:p>
      <text:p text:style-name="P8"><text:s text:c="8"/>: m_d{d}, m_p{new COne{p}} {} <text:s text:c="22"/>// NOLINT</text:p>
      <text:p text:style-name="P8"/>
      <text:p text:style-name="P8"><text:s text:c="4"/>// Правило 5</text:p>
      <text:p text:style-name="P8"><text:s text:c="4"/>constexpr CTwo(const CTwo &amp;other) noexcept</text:p>
      <text:p text:style-name="P8"><text:s text:c="8"/>: m_d{other.m_d}, m_p{new COne{*other.m_p}} {} <text:s/>// NOLINT</text:p>
      <text:p text:style-name="P8"><text:s text:c="4"/>constexpr CTwo(CTwo &amp;&amp;other) noexcept : m_d{other.m_d}, m_p{other.m_p} {</text:p>
      <text:p text:style-name="P8"><text:s text:c="8"/>other.m_d = 0;</text:p>
      <text:p text:style-name="P8"><text:s text:c="8"/>other.m_p = nullptr;</text:p>
      <text:p text:style-name="P8"><text:s text:c="4"/>}</text:p>
      <text:p text:style-name="P8"><text:s text:c="4"/>constexpr auto operator=(const CTwo &amp;other) noexcept -&gt; auto &amp; {</text:p>
      <text:p text:style-name="P8"><text:s text:c="8"/>if (&amp;other != this) {</text:p>
      <text:p text:style-name="P8"><text:s text:c="12"/>delete (m_p);</text:p>
      <text:p text:style-name="P8"><text:soft-page-break/><text:s text:c="12"/>m_d = other.m_d;</text:p>
      <text:p text:style-name="P8"><text:s text:c="12"/>m_p = new COne{*other.m_p}; <text:s/>// NOLINT</text:p>
      <text:p text:style-name="P8"><text:s text:c="8"/>}</text:p>
      <text:p text:style-name="P8"/>
      <text:p text:style-name="P8"><text:s text:c="8"/>return *this;</text:p>
      <text:p text:style-name="P8"><text:s text:c="4"/>}</text:p>
      <text:p text:style-name="P8"><text:s text:c="4"/>constexpr auto operator=(CTwo &amp;&amp;other) noexcept -&gt; auto &amp; {</text:p>
      <text:p text:style-name="P8"><text:s text:c="8"/>if (&amp;other != this) {</text:p>
      <text:p text:style-name="P8"><text:s text:c="12"/>delete (m_p);</text:p>
      <text:p text:style-name="P8"/>
      <text:p text:style-name="P8"><text:s text:c="12"/>m_d = other.m_d;</text:p>
      <text:p text:style-name="P8"><text:s text:c="12"/>m_p = other.m_p;</text:p>
      <text:p text:style-name="P8"/>
      <text:p text:style-name="P8"><text:s text:c="12"/>other.m_d = 0;</text:p>
      <text:p text:style-name="P8"><text:s text:c="12"/>other.m_p = nullptr;</text:p>
      <text:p text:style-name="P8"><text:s text:c="8"/>}</text:p>
      <text:p text:style-name="P8"/>
      <text:p text:style-name="P8"><text:s text:c="8"/>return *this;</text:p>
      <text:p text:style-name="P8"><text:s text:c="4"/>}</text:p>
      <text:p text:style-name="P8"/>
      <text:p text:style-name="P8"><text:s text:c="4"/>constexpr virtual ~CTwo() { delete (m_p); }</text:p>
      <text:p text:style-name="P8"/>
      <text:p text:style-name="P8"><text:s text:c="3"/>private:</text:p>
      <text:p text:style-name="P8"><text:s text:c="4"/>double m_d{};</text:p>
      <text:p text:style-name="P8"><text:s text:c="4"/>COne *m_p{};</text:p>
      <text:p text:style-name="P8">};</text:p>
      <text:p text:style-name="P8"/>
      <text:p text:style-name="P8">#endif</text:p>
      <text:h text:style-name="P2" text:outline-level="4"><text:soft-page-break/>CThree.hpp:</text:h>
      <text:p text:style-name="P8">#ifndef CTHREE_HPP</text:p>
      <text:p text:style-name="P8">#define CTHREE_HPP</text:p>
      <text:p text:style-name="P8"/>
      <text:p text:style-name="P8">#include "CTwo.hpp"</text:p>
      <text:p text:style-name="P8"/>
      <text:p text:style-name="P8">struct CThree : public CTwo {</text:p>
      <text:p text:style-name="P8"><text:s text:c="4"/>auto print() const noexcept -&gt; void override {</text:p>
      <text:p text:style-name="P8"><text:s text:c="8"/>std::cout &lt;&lt; "i: " &lt;&lt; m_i &lt;&lt; '\n';</text:p>
      <text:p text:style-name="P8"><text:s text:c="8"/>CTwo::print();</text:p>
      <text:p text:style-name="P8"><text:s text:c="4"/>}</text:p>
      <text:p text:style-name="P8"/>
      <text:p text:style-name="P8"><text:s text:c="4"/>[[nodiscard]] constexpr auto i() const noexcept { return m_i; }</text:p>
      <text:p text:style-name="P8"/>
      <text:p text:style-name="P8"><text:s text:c="4"/>constexpr CThree() noexcept = default;</text:p>
      <text:p text:style-name="P8"><text:s text:c="4"/>constexpr CThree(const CTwo &amp;two, const int i) noexcept <text:s/>// NOLINT</text:p>
      <text:p text:style-name="P8"><text:s text:c="8"/>: CTwo{two}, m_i{i} {}</text:p>
      <text:p text:style-name="P8"/>
      <text:p text:style-name="P8"><text:s text:c="4"/>// Правило 5</text:p>
      <text:p text:style-name="P8"><text:s text:c="4"/>constexpr CThree(const CThree &amp;other) noexcept = default;</text:p>
      <text:p text:style-name="P8"><text:s text:c="4"/>constexpr CThree(CThree &amp;&amp;other) noexcept</text:p>
      <text:p text:style-name="P8"><text:s text:c="8"/>: CTwo{std::move(other)}, m_i{other.m_i} {</text:p>
      <text:p text:style-name="P8"><text:s text:c="8"/>other.m_i = 0;</text:p>
      <text:p text:style-name="P8"><text:s text:c="4"/>}</text:p>
      <text:p text:style-name="P8"><text:s text:c="4"/>constexpr auto operator=(const CThree &amp;other) noexcept</text:p>
      <text:p text:style-name="P8"><text:s text:c="8"/>-&gt; CThree &amp; = default;</text:p>
      <text:p text:style-name="P8"><text:s text:c="4"/>constexpr auto operator=(CThree &amp;&amp;other) noexcept -&gt; CThree &amp; {</text:p>
      <text:p text:style-name="P8"><text:s text:c="8"/>*(CTwo *)this = std::move(other);</text:p>
      <text:p text:style-name="P8"><text:s text:c="8"/>other.m_i = 0;</text:p>
      <text:p text:style-name="P8"><text:soft-page-break/></text:p>
      <text:p text:style-name="P8"><text:s text:c="8"/>return *this;</text:p>
      <text:p text:style-name="P8"><text:s text:c="4"/>}</text:p>
      <text:p text:style-name="P8"/>
      <text:p text:style-name="P8"><text:s text:c="4"/>constexpr ~CThree() override = default;</text:p>
      <text:p text:style-name="P8"/>
      <text:p text:style-name="P8"><text:s text:c="3"/>private:</text:p>
      <text:p text:style-name="P8"><text:s text:c="4"/>int m_i{};</text:p>
      <text:p text:style-name="P8">};</text:p>
      <text:p text:style-name="P8"/>
      <text:p text:style-name="P8">#endif</text:p>
      <text:h text:style-name="P2" text:outline-level="4">CFour.hpp:</text:h>
      <text:p text:style-name="P8">#ifndef CFOUR_HPP</text:p>
      <text:p text:style-name="P8">#define CFOUR_HPP</text:p>
      <text:p text:style-name="P8"/>
      <text:p text:style-name="P8">#include "CThree.hpp"</text:p>
      <text:p text:style-name="P8"/>
      <text:p text:style-name="P8">struct CFour : public CThree {</text:p>
      <text:p text:style-name="P8"><text:s text:c="4"/>auto print() const noexcept -&gt; void override {</text:p>
      <text:p text:style-name="P8"><text:s text:c="8"/>if (m_b)</text:p>
      <text:p text:style-name="P8"><text:s text:c="12"/>std::cout &lt;&lt; "b: true\n";</text:p>
      <text:p text:style-name="P8"><text:s text:c="8"/>else</text:p>
      <text:p text:style-name="P8"><text:s text:c="12"/>std::cout &lt;&lt; "b: false\n";</text:p>
      <text:p text:style-name="P8"><text:s text:c="8"/>CThree::print();</text:p>
      <text:p text:style-name="P8"><text:s text:c="4"/>}</text:p>
      <text:p text:style-name="P8"/>
      <text:p text:style-name="P8"><text:s text:c="4"/>[[nodiscard]] constexpr auto b() const noexcept { return m_b; }</text:p>
      <text:p text:style-name="P8"/>
      <text:p text:style-name="P8"><text:soft-page-break/><text:s text:c="4"/>constexpr CFour() noexcept = default;</text:p>
      <text:p text:style-name="P8"><text:s text:c="4"/>constexpr CFour(const CThree &amp;three, const bool b) noexcept <text:s/>// NOLINT</text:p>
      <text:p text:style-name="P8"><text:s text:c="8"/>: CThree{three}, m_b{b} {}</text:p>
      <text:p text:style-name="P8"/>
      <text:p text:style-name="P8"><text:s text:c="4"/>// Правило 5</text:p>
      <text:p text:style-name="P8"><text:s text:c="4"/>constexpr CFour(const CFour &amp;other) noexcept = default;</text:p>
      <text:p text:style-name="P8"><text:s text:c="4"/>constexpr CFour(CFour &amp;&amp;other) noexcept</text:p>
      <text:p text:style-name="P8"><text:s text:c="8"/>: CThree{std::move(other)}, m_b{other.m_b} {</text:p>
      <text:p text:style-name="P8"><text:s text:c="8"/>other.m_b = false;</text:p>
      <text:p text:style-name="P8"><text:s text:c="4"/>}</text:p>
      <text:p text:style-name="P8"><text:s text:c="4"/>constexpr auto operator=(const CFour &amp;other) noexcept -&gt; CFour &amp; = default;</text:p>
      <text:p text:style-name="P8"><text:s text:c="4"/>constexpr auto operator=(CFour &amp;&amp;other) noexcept -&gt; CFour &amp; {</text:p>
      <text:p text:style-name="P8"><text:s text:c="8"/>*(CThree *)this = std::move(other);</text:p>
      <text:p text:style-name="P8"><text:s text:c="8"/>other.m_b = false;</text:p>
      <text:p text:style-name="P8"/>
      <text:p text:style-name="P8"><text:s text:c="8"/>return *this;</text:p>
      <text:p text:style-name="P8"><text:s text:c="4"/>}</text:p>
      <text:p text:style-name="P8"/>
      <text:p text:style-name="P8"><text:s text:c="4"/>constexpr ~CFour() override = default;</text:p>
      <text:p text:style-name="P8"/>
      <text:p text:style-name="P8"><text:s text:c="3"/>private:</text:p>
      <text:p text:style-name="P8"><text:s text:c="4"/>bool m_b{};</text:p>
      <text:p text:style-name="P8">};</text:p>
      <text:p text:style-name="P8"/>
      <text:p text:style-name="P8">#endif</text:p>
      <text:h text:style-name="P2" text:outline-level="4">main.cpp:</text:h>
      <text:p text:style-name="P8">#include "CFour.hpp"</text:p>
      <text:p text:style-name="P8"/>
      <text:p text:style-name="P8"><text:soft-page-break/>auto printAll(CTwo **arr, const int size) -&gt; void {</text:p>
      <text:p text:style-name="P8"><text:s text:c="4"/>for (int ind{}; ind &lt; size; ++ind) {</text:p>
      <text:p text:style-name="P8"><text:s text:c="8"/>arr[ind]-&gt;print();</text:p>
      <text:p text:style-name="P8"><text:s text:c="8"/>puts("---");</text:p>
      <text:p text:style-name="P8"><text:s text:c="4"/>}</text:p>
      <text:p text:style-name="P8">}</text:p>
      <text:p text:style-name="P8"/>
      <text:p text:style-name="P8">auto main() -&gt; int {</text:p>
      <text:p text:style-name="P8"><text:s text:c="4"/>puts("---COne---");</text:p>
      <text:p text:style-name="P8"><text:s text:c="4"/>const char *str{"hello world"};</text:p>
      <text:p text:style-name="P8"><text:s text:c="4"/>COne one{str, (long)strlen(str) + 1};</text:p>
      <text:p text:style-name="P8"><text:s text:c="4"/>one.print();</text:p>
      <text:p text:style-name="P8"><text:s text:c="4"/>COne other_one;</text:p>
      <text:p text:style-name="P8"><text:s text:c="4"/>other_one = std::move(one);</text:p>
      <text:p text:style-name="P8"><text:s text:c="4"/>other_one.print();</text:p>
      <text:p text:style-name="P8"><text:s text:c="4"/>one.print();</text:p>
      <text:p text:style-name="P8"/>
      <text:p text:style-name="P8"><text:s text:c="4"/>puts("---CTwo---");</text:p>
      <text:p text:style-name="P8"><text:s text:c="4"/>CTwo two{12.2, other_one}; <text:s/>// NOLINT</text:p>
      <text:p text:style-name="P8"><text:s text:c="4"/>two.print();</text:p>
      <text:p text:style-name="P8"><text:s text:c="4"/>CTwo other_two;</text:p>
      <text:p text:style-name="P8"><text:s text:c="4"/>other_two = two;</text:p>
      <text:p text:style-name="P8"><text:s text:c="4"/>other_two.print();</text:p>
      <text:p text:style-name="P8"><text:s text:c="4"/>two.print();</text:p>
      <text:p text:style-name="P8"/>
      <text:p text:style-name="P8"><text:s text:c="4"/>puts("---CThree---");</text:p>
      <text:p text:style-name="P8"><text:s text:c="4"/>CThree three{other_two, 22}; <text:s/>// NOLINT</text:p>
      <text:p text:style-name="P8"><text:s text:c="4"/>three.print();</text:p>
      <text:p text:style-name="P8"><text:soft-page-break/><text:s text:c="4"/>CThree other_three{std::move(three)};</text:p>
      <text:p text:style-name="P8"><text:s text:c="4"/>other_three.print();</text:p>
      <text:p text:style-name="P8"><text:s text:c="4"/>three.print();</text:p>
      <text:p text:style-name="P8"/>
      <text:p text:style-name="P8"><text:s text:c="4"/>puts("---CFour---");</text:p>
      <text:p text:style-name="P8"><text:s text:c="4"/>CFour four{other_three, true};</text:p>
      <text:p text:style-name="P8"><text:s text:c="4"/>four.print();</text:p>
      <text:p text:style-name="P8"><text:s text:c="4"/>CFour other_four{four};</text:p>
      <text:p text:style-name="P8"><text:s text:c="4"/>other_four.print();</text:p>
      <text:p text:style-name="P8"><text:s text:c="4"/>four.print();</text:p>
      <text:p text:style-name="P8"/>
      <text:p text:style-name="P8"><text:s text:c="4"/>puts("---printAll()---");</text:p>
      <text:p text:style-name="P8"><text:s text:c="4"/>CTwo *arr[]{&amp;other_two, &amp;other_three, &amp;other_four};</text:p>
      <text:p text:style-name="P8"><text:s text:c="4"/>printAll(arr, sizeof(arr) / sizeof(void *));</text:p>
      <text:p text:style-name="P8"/>
      <text:p text:style-name="P8"><text:s text:c="4"/>return 0;</text:p>
      <text:p text:style-name="P8">}</text:p>
      <text:p text:style-name="P5">Копия вывода:</text:p>
      <text:p text:style-name="P7">---COne---</text:p>
      <text:p text:style-name="P7">ps: hello world</text:p>
      <text:p text:style-name="P7">l: 12</text:p>
      <text:p text:style-name="P7">ps: hello world</text:p>
      <text:p text:style-name="P7">l: 12</text:p>
      <text:p text:style-name="P7">ps: nullptr</text:p>
      <text:p text:style-name="P7">l: 0</text:p>
      <text:p text:style-name="P7">---CTwo---</text:p>
      <text:p text:style-name="P7">d: 12.2</text:p>
      <text:p text:style-name="P7">ps: hello world</text:p>
      <text:p text:style-name="P7"><text:soft-page-break/>l: 12</text:p>
      <text:p text:style-name="P7">d: 12.2</text:p>
      <text:p text:style-name="P7">ps: hello world</text:p>
      <text:p text:style-name="P7">l: 12</text:p>
      <text:p text:style-name="P7">d: 12.2</text:p>
      <text:p text:style-name="P7">ps: hello world</text:p>
      <text:p text:style-name="P7">l: 12</text:p>
      <text:p text:style-name="P7">---CThree---</text:p>
      <text:p text:style-name="P7">i: 22</text:p>
      <text:p text:style-name="P7">d: 12.2</text:p>
      <text:p text:style-name="P7">ps: hello world</text:p>
      <text:p text:style-name="P7">l: 12</text:p>
      <text:p text:style-name="P7">i: 22</text:p>
      <text:p text:style-name="P7">d: 12.2</text:p>
      <text:p text:style-name="P7">ps: hello world</text:p>
      <text:p text:style-name="P7">l: 12</text:p>
      <text:p text:style-name="P7">i: 0</text:p>
      <text:p text:style-name="P7">d: 0</text:p>
      <text:p text:style-name="P7">p: nullptr</text:p>
      <text:p text:style-name="P7">---CFour---</text:p>
      <text:p text:style-name="P7">b: true</text:p>
      <text:p text:style-name="P7">i: 22</text:p>
      <text:p text:style-name="P7">d: 12.2</text:p>
      <text:p text:style-name="P7">ps: hello world</text:p>
      <text:p text:style-name="P7">l: 12</text:p>
      <text:p text:style-name="P7">b: true</text:p>
      <text:p text:style-name="P7">i: 22</text:p>
      <text:p text:style-name="P7">d: 12.2</text:p>
      <text:p text:style-name="P7"><text:soft-page-break/>ps: hello world</text:p>
      <text:p text:style-name="P7">l: 12</text:p>
      <text:p text:style-name="P7">b: true</text:p>
      <text:p text:style-name="P7">i: 22</text:p>
      <text:p text:style-name="P7">d: 12.2</text:p>
      <text:p text:style-name="P7">ps: hello world</text:p>
      <text:p text:style-name="P7">l: 12</text:p>
      <text:p text:style-name="P7">---printAll()---</text:p>
      <text:p text:style-name="P7">d: 12.2</text:p>
      <text:p text:style-name="P7">ps: hello world</text:p>
      <text:p text:style-name="P7">l: 12</text:p>
      <text:p text:style-name="P7">---</text:p>
      <text:p text:style-name="P7">i: 22</text:p>
      <text:p text:style-name="P7">d: 12.2</text:p>
      <text:p text:style-name="P7">ps: hello world</text:p>
      <text:p text:style-name="P7">l: 12</text:p>
      <text:p text:style-name="P7">---</text:p>
      <text:p text:style-name="P7">b: true</text:p>
      <text:p text:style-name="P7">i: 22</text:p>
      <text:p text:style-name="P7">d: 12.2</text:p>
      <text:p text:style-name="P7">ps: hello world</text:p>
      <text:p text:style-name="P7">l: 12</text:p>
      <text:p text:style-name="P7">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0:01:22.415970026</meta:creation-date>
    <dc:date>2022-09-15T20:05:56.895538876</dc:date>
    <meta:editing-duration>PT4M34S</meta:editing-duration>
    <meta:editing-cycles>1</meta:editing-cycles>
    <meta:document-statistic meta:table-count="0" meta:image-count="0" meta:object-count="0" meta:page-count="12" meta:paragraph-count="275" meta:word-count="992" meta:character-count="7484" meta:non-whitespace-character-count="5668"/>
    <meta:generator>LibreOffice/7.4.0.3$Linux_X86_64 LibreOffice_project/40$Build-3</meta:generator>
  </office:meta>
</office:document-meta>
</file>